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officeooo:rsid="000f5d21" officeooo:paragraph-rsid="00032e70"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rsid="001ad03d" officeooo:paragraph-rsid="00032e70"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rsid="0003fd25" officeooo:paragraph-rsid="0003fd25"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rsid="0003fd25" officeooo:paragraph-rsid="0006b999"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rsid="0008865f" officeooo:paragraph-rsid="0008865f"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rsid="000a48ff" officeooo:paragraph-rsid="000a48ff" style:font-size-asian="12pt" style:font-size-complex="12pt"/>
    </style:style>
    <style:style style:name="P7" style:family="paragraph" style:parent-style-name="Preformatted_20_Text">
      <style:paragraph-properties fo:text-align="justify" style:justify-single-word="false"/>
      <style:text-properties style:font-name="Arial" fo:font-size="12pt" fo:font-weight="bold" officeooo:rsid="000d9fe7" officeooo:paragraph-rsid="000a48ff" style:font-size-asian="12pt" style:font-weight-asian="bold" style:font-size-complex="12pt" style:font-weight-complex="bold"/>
    </style:style>
    <style:style style:name="P8" style:family="paragraph" style:parent-style-name="Preformatted_20_Text">
      <style:paragraph-properties fo:text-align="justify" style:justify-single-word="false"/>
      <style:text-properties style:font-name="Arial" fo:font-size="12pt" fo:font-weight="normal" officeooo:rsid="0010c447" officeooo:paragraph-rsid="0010c447" style:font-size-asian="12pt" style:font-weight-asian="normal" style:font-size-complex="12pt" style:font-weight-complex="normal"/>
    </style:style>
    <style:style style:name="P9" style:family="paragraph" style:parent-style-name="Preformatted_20_Text">
      <style:paragraph-properties fo:text-align="justify" style:justify-single-word="false"/>
      <style:text-properties style:font-name="Arial" fo:font-size="12pt" fo:font-weight="normal" officeooo:rsid="0010c884" officeooo:paragraph-rsid="0010c884" style:font-size-asian="12pt" style:font-weight-asian="normal" style:font-size-complex="12pt" style:font-weight-complex="normal"/>
    </style:style>
    <style:style style:name="P10" style:family="paragraph" style:parent-style-name="Preformatted_20_Text">
      <style:paragraph-properties fo:text-align="justify" style:justify-single-word="false"/>
      <style:text-properties style:font-name="Arial" fo:font-size="12pt" fo:font-weight="normal" officeooo:rsid="0011a76e" officeooo:paragraph-rsid="0011a76e" style:font-size-asian="12pt" style:font-weight-asian="normal" style:font-size-complex="12pt" style:font-weight-complex="normal"/>
    </style:style>
    <style:style style:name="P11" style:family="paragraph" style:parent-style-name="Preformatted_20_Text">
      <style:paragraph-properties fo:text-align="justify" style:justify-single-word="false"/>
      <style:text-properties style:font-name="Arial" fo:font-size="12pt" fo:font-weight="normal" officeooo:rsid="0011a76e" officeooo:paragraph-rsid="0014d248" style:font-size-asian="12pt" style:font-weight-asian="normal" style:font-size-complex="12pt" style:font-weight-complex="normal"/>
    </style:style>
    <style:style style:name="P12" style:family="paragraph" style:parent-style-name="Preformatted_20_Text">
      <style:paragraph-properties fo:text-align="justify" style:justify-single-word="false"/>
      <style:text-properties style:font-name="Arial" fo:font-size="12pt" fo:font-weight="normal" officeooo:rsid="0014d248" officeooo:paragraph-rsid="0014d248" style:font-size-asian="12pt" style:font-weight-asian="normal" style:font-size-complex="12pt" style:font-weight-complex="normal"/>
    </style:style>
    <style:style style:name="P13" style:family="paragraph" style:parent-style-name="Preformatted_20_Text">
      <style:paragraph-properties fo:text-align="justify" style:justify-single-word="false"/>
      <style:text-properties style:font-name="Liberation Mono" fo:font-size="10pt" fo:font-weight="normal" officeooo:rsid="0014d248" officeooo:paragraph-rsid="0014d248" style:font-size-asian="10pt" style:font-weight-asian="normal" style:font-size-complex="10pt" style:font-weight-complex="normal"/>
    </style:style>
    <style:style style:name="P14" style:family="paragraph" style:parent-style-name="Preformatted_20_Text">
      <style:paragraph-properties fo:text-align="justify" style:justify-single-word="false"/>
      <style:text-properties style:font-name="Liberation Mono" fo:font-size="10pt" fo:font-weight="normal" officeooo:rsid="0011a76e" officeooo:paragraph-rsid="0014d248" style:font-size-asian="10pt" style:font-weight-asian="normal" style:font-size-complex="10pt" style:font-weight-complex="normal"/>
    </style:style>
    <style:style style:name="P15" style:family="paragraph" style:parent-style-name="Preformatted_20_Text">
      <style:paragraph-properties fo:margin-top="0cm" fo:margin-bottom="0.499cm" loext:contextual-spacing="false" fo:text-align="justify" style:justify-single-word="false"/>
      <style:text-properties style:font-name="arial" fo:font-size="12pt" officeooo:rsid="00158f19" officeooo:paragraph-rsid="00158f19" style:font-size-asian="10.5pt" style:font-size-complex="12pt"/>
    </style:style>
    <style:style style:name="P16" style:family="paragraph" style:parent-style-name="Preformatted_20_Text">
      <style:paragraph-properties fo:text-align="justify" style:justify-single-word="false"/>
      <style:text-properties style:font-name="Arial" fo:font-size="12pt" fo:font-weight="normal" officeooo:rsid="00127d3c" officeooo:paragraph-rsid="0014d248" style:font-size-asian="12pt" style:font-weight-asian="normal" style:font-size-complex="12pt" style:font-weight-complex="normal"/>
    </style:style>
    <style:style style:name="P17" style:family="paragraph" style:parent-style-name="Preformatted_20_Text">
      <style:paragraph-properties fo:text-align="justify" style:justify-single-word="false"/>
      <style:text-properties style:font-name="Arial" fo:font-size="12pt" fo:font-weight="bold" officeooo:rsid="0003fd25" officeooo:paragraph-rsid="0003fd25" style:font-size-asian="12pt" style:font-weight-asian="bold" style:font-size-complex="12pt" style:font-weight-complex="bold"/>
    </style:style>
    <style:style style:name="P18" style:family="paragraph" style:parent-style-name="Preformatted_20_Text">
      <style:paragraph-properties fo:text-align="justify" style:justify-single-word="false"/>
      <style:text-properties style:font-name="Arial" fo:font-size="12pt" fo:font-weight="bold" officeooo:rsid="0008865f" officeooo:paragraph-rsid="0008865f"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Arial" fo:font-size="12pt" fo:font-weight="bold" officeooo:rsid="000d9fe7" officeooo:paragraph-rsid="000d9fe7"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Arial" fo:font-size="12pt" fo:font-weight="bold" officeooo:rsid="0011a76e" officeooo:paragraph-rsid="0011a76e" style:font-size-asian="12pt" style:font-weight-asian="bold" style:font-size-complex="12pt" style:font-weight-complex="bold"/>
    </style:style>
    <style:style style:name="P21" style:family="paragraph" style:parent-style-name="Preformatted_20_Text">
      <style:paragraph-properties fo:text-align="justify" style:justify-single-word="false"/>
      <style:text-properties style:font-name="Liberation Mono" fo:font-size="10pt" style:font-size-asian="10pt" style:font-size-complex="10pt"/>
    </style:style>
    <style:style style:name="P22" style:family="paragraph" style:parent-style-name="Preformatted_20_Text">
      <style:paragraph-properties fo:margin-top="0cm" fo:margin-bottom="0cm" loext:contextual-spacing="false" fo:line-height="100%" fo:text-align="justify" style:justify-single-word="false"/>
      <style:text-properties style:font-name="Liberation Mono" fo:font-size="10pt" officeooo:rsid="00158f19" officeooo:paragraph-rsid="00158f19" style:font-size-asian="10pt" style:font-size-complex="10pt"/>
    </style:style>
    <style:style style:name="P23" style:family="paragraph" style:parent-style-name="Preformatted_20_Text">
      <style:paragraph-properties fo:margin-top="0cm" fo:margin-bottom="0cm" loext:contextual-spacing="false" fo:line-height="100%" fo:text-align="justify" style:justify-single-word="false"/>
      <style:text-properties style:font-name="Liberation Mono" fo:font-size="10pt" officeooo:paragraph-rsid="00158f19" style:font-size-asian="10pt" style:font-size-complex="10pt"/>
    </style:style>
    <style:style style:name="P24" style:family="paragraph" style:parent-style-name="Preformatted_20_Text">
      <style:paragraph-properties fo:margin-top="0cm" fo:margin-bottom="0cm" loext:contextual-spacing="false" fo:line-height="100%" fo:text-align="justify" style:justify-single-word="false"/>
      <style:text-properties style:font-name="Liberation Mono" fo:font-size="10pt" officeooo:rsid="001ed6f8" officeooo:paragraph-rsid="001ed6f8" style:font-size-asian="10pt" style:font-size-complex="10pt"/>
    </style:style>
    <style:style style:name="P25" style:family="paragraph" style:parent-style-name="Preformatted_20_Text">
      <style:paragraph-properties fo:margin-top="0cm" fo:margin-bottom="0cm" loext:contextual-spacing="false" fo:line-height="100%" fo:text-align="justify" style:justify-single-word="false"/>
      <style:text-properties style:font-name="arial" fo:font-size="12pt" officeooo:rsid="001db27f" officeooo:paragraph-rsid="001db27f" style:font-size-asian="10.5pt" style:font-size-complex="12pt"/>
    </style:style>
    <style:style style:name="P26" style:family="paragraph" style:parent-style-name="Preformatted_20_Text">
      <style:paragraph-properties fo:margin-top="0cm" fo:margin-bottom="0cm" loext:contextual-spacing="false" fo:line-height="100%" fo:text-align="justify" style:justify-single-word="false"/>
      <style:text-properties style:font-name="arial" fo:font-size="12pt" officeooo:rsid="001ed6f8" officeooo:paragraph-rsid="001ed6f8" style:font-size-asian="10.5pt" style:font-size-complex="12pt"/>
    </style:style>
    <style:style style:name="P27" style:family="paragraph" style:parent-style-name="Preformatted_20_Text">
      <style:paragraph-properties fo:margin-top="0cm" fo:margin-bottom="0cm" loext:contextual-spacing="false" fo:line-height="100%" fo:text-align="justify" style:justify-single-word="false"/>
      <style:text-properties style:font-name="arial" fo:font-size="12pt" fo:font-weight="bold" officeooo:rsid="001ed6f8" officeooo:paragraph-rsid="001ed6f8" style:font-size-asian="10.5pt" style:font-weight-asian="bold" style:font-size-complex="12pt" style:font-weight-complex="bold"/>
    </style:style>
    <style:style style:name="P28" style:family="paragraph" style:parent-style-name="Preformatted_20_Text">
      <style:paragraph-properties fo:margin-top="0cm" fo:margin-bottom="0cm" loext:contextual-spacing="false" fo:line-height="100%" fo:text-align="justify" style:justify-single-word="false"/>
      <style:text-properties style:font-name="arial" fo:font-size="12pt" fo:font-weight="bold" officeooo:rsid="00244c0a" officeooo:paragraph-rsid="00244c0a" style:font-size-asian="10.5pt" style:font-weight-asian="bold" style:font-size-complex="12pt" style:font-weight-complex="bold"/>
    </style:style>
    <style:style style:name="P29" style:family="paragraph" style:parent-style-name="Preformatted_20_Text">
      <style:paragraph-properties fo:margin-top="0cm" fo:margin-bottom="0cm" loext:contextual-spacing="false" fo:line-height="100%" fo:text-align="justify" style:justify-single-word="false"/>
      <style:text-properties style:font-name="arial" fo:font-size="12pt" fo:font-weight="bold" officeooo:rsid="0029bf98" officeooo:paragraph-rsid="0029bf98" style:font-size-asian="10.5pt" style:font-weight-asian="bold" style:font-size-complex="12pt" style:font-weight-complex="bold"/>
    </style:style>
    <style:style style:name="P30" style:family="paragraph" style:parent-style-name="Preformatted_20_Text">
      <style:paragraph-properties fo:margin-top="0cm" fo:margin-bottom="0cm" loext:contextual-spacing="false" fo:line-height="100%" fo:text-align="justify" style:justify-single-word="false"/>
      <style:text-properties style:font-name="arial" fo:font-size="12pt" fo:font-weight="normal" officeooo:rsid="002231a9" officeooo:paragraph-rsid="002231a9" style:font-size-asian="10.5pt" style:font-weight-asian="normal" style:font-size-complex="12pt" style:font-weight-complex="normal"/>
    </style:style>
    <style:style style:name="P31" style:family="paragraph" style:parent-style-name="Preformatted_20_Text">
      <style:paragraph-properties fo:margin-top="0cm" fo:margin-bottom="0cm" loext:contextual-spacing="false" fo:line-height="100%" fo:text-align="justify" style:justify-single-word="false"/>
      <style:text-properties style:font-name="arial" fo:font-size="12pt" fo:font-weight="normal" officeooo:rsid="0026371c" officeooo:paragraph-rsid="0026371c" style:font-size-asian="10.5pt" style:font-weight-asian="normal" style:font-size-complex="12pt" style:font-weight-complex="normal"/>
    </style:style>
    <style:style style:name="P32" style:family="paragraph" style:parent-style-name="Preformatted_20_Text">
      <style:paragraph-properties fo:margin-top="0cm" fo:margin-bottom="0cm" loext:contextual-spacing="false" fo:line-height="100%" fo:text-align="justify" style:justify-single-word="false"/>
      <style:text-properties style:font-name="arial" fo:font-size="12pt" fo:font-weight="normal" officeooo:rsid="0029bf98" officeooo:paragraph-rsid="0029bf98" style:font-size-asian="10.5pt" style:font-weight-asian="normal" style:font-size-complex="12pt" style:font-weight-complex="normal"/>
    </style:style>
    <style:style style:name="P33" style:family="paragraph" style:parent-style-name="Preformatted_20_Text">
      <style:paragraph-properties fo:margin-top="0cm" fo:margin-bottom="0cm" loext:contextual-spacing="false" fo:line-height="100%" fo:text-align="justify" style:justify-single-word="false"/>
      <style:text-properties officeooo:paragraph-rsid="0026371c"/>
    </style:style>
    <style:style style:name="P34" style:family="paragraph" style:parent-style-name="Preformatted_20_Text">
      <style:paragraph-properties fo:margin-top="0cm" fo:margin-bottom="0cm" loext:contextual-spacing="false" fo:line-height="100%" fo:text-align="justify" style:justify-single-word="false"/>
      <style:text-properties officeooo:paragraph-rsid="002af4d2"/>
    </style:style>
    <style:style style:name="P35" style:family="paragraph" style:parent-style-name="Preformatted_20_Text">
      <style:paragraph-properties fo:margin-top="0cm" fo:margin-bottom="0cm" loext:contextual-spacing="false" fo:line-height="100%" fo:text-align="justify" style:justify-single-word="false"/>
      <style:text-properties officeooo:paragraph-rsid="003166b8"/>
    </style:style>
    <style:style style:name="P36" style:family="paragraph" style:parent-style-name="Preformatted_20_Text">
      <style:paragraph-properties fo:margin-top="0cm" fo:margin-bottom="0cm" loext:contextual-spacing="false" fo:line-height="100%" fo:text-align="justify" style:justify-single-word="false"/>
      <style:text-properties fo:font-weight="bold" officeooo:rsid="002af4d2" officeooo:paragraph-rsid="002af4d2" style:font-weight-asian="bold" style:font-weight-complex="bold"/>
    </style:style>
    <style:style style:name="P37" style:family="paragraph" style:parent-style-name="Preformatted_20_Text">
      <style:paragraph-properties fo:margin-top="0cm" fo:margin-bottom="0cm" loext:contextual-spacing="false" fo:line-height="100%" fo:text-align="justify" style:justify-single-word="false"/>
      <style:text-properties fo:font-weight="bold" officeooo:rsid="002fa3f3" officeooo:paragraph-rsid="002fa3f3" style:font-weight-asian="bold" style:font-weight-complex="bold"/>
    </style:style>
    <style:style style:name="P38" style:family="paragraph" style:parent-style-name="Preformatted_20_Text">
      <style:paragraph-properties fo:margin-top="0cm" fo:margin-bottom="0cm" loext:contextual-spacing="false" fo:line-height="100%" fo:text-align="justify" style:justify-single-word="false"/>
      <style:text-properties fo:font-weight="bold" officeooo:rsid="003166b8" officeooo:paragraph-rsid="003166b8" style:font-weight-asian="bold" style:font-weight-complex="bold"/>
    </style:style>
    <style:style style:name="P39" style:family="paragraph" style:parent-style-name="Preformatted_20_Text">
      <style:paragraph-properties fo:margin-top="0cm" fo:margin-bottom="0cm" loext:contextual-spacing="false" fo:line-height="100%" fo:text-align="justify" style:justify-single-word="false"/>
      <style:text-properties fo:font-weight="normal" officeooo:rsid="002cd009" officeooo:paragraph-rsid="002cd009" style:font-weight-asian="normal" style:font-weight-complex="normal"/>
    </style:style>
    <style:style style:name="P40" style:family="paragraph" style:parent-style-name="Preformatted_20_Text">
      <style:paragraph-properties fo:margin-top="0cm" fo:margin-bottom="0cm" loext:contextual-spacing="false" fo:line-height="100%" fo:text-align="justify" style:justify-single-word="false"/>
      <style:text-properties fo:font-weight="normal" officeooo:rsid="002fa3f3" officeooo:paragraph-rsid="002fa3f3" style:font-weight-asian="normal" style:font-weight-complex="normal"/>
    </style:style>
    <style:style style:name="P41"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3166b8" style:font-weight-asian="normal" style:font-weight-complex="normal"/>
    </style:style>
    <style:style style:name="P42"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353441" style:font-weight-asian="normal" style:font-weight-complex="normal"/>
    </style:style>
    <style:style style:name="P43"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390f77" style:font-weight-asian="normal" style:font-weight-complex="normal"/>
    </style:style>
    <style:style style:name="P44"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3aac1c" style:font-weight-asian="normal" style:font-weight-complex="normal"/>
    </style:style>
    <style:style style:name="P45"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3b2df2" style:font-weight-asian="normal" style:font-weight-complex="normal"/>
    </style:style>
    <style:style style:name="P46"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3beed0" style:font-weight-asian="normal" style:font-weight-complex="normal"/>
    </style:style>
    <style:style style:name="P47"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40128d" style:font-weight-asian="normal" style:font-weight-complex="normal"/>
    </style:style>
    <style:style style:name="P48" style:family="paragraph" style:parent-style-name="Preformatted_20_Text">
      <style:paragraph-properties fo:margin-top="0cm" fo:margin-bottom="0cm" loext:contextual-spacing="false" fo:line-height="100%" fo:text-align="justify" style:justify-single-word="false"/>
      <style:text-properties fo:font-weight="normal" officeooo:rsid="003166b8" officeooo:paragraph-rsid="0041f92a" style:font-weight-asian="normal" style:font-weight-complex="normal"/>
    </style:style>
    <style:style style:name="P49" style:family="paragraph" style:parent-style-name="Preformatted_20_Text">
      <style:paragraph-properties fo:margin-top="0cm" fo:margin-bottom="0cm" loext:contextual-spacing="false" fo:line-height="100%" fo:text-align="justify" style:justify-single-word="false"/>
      <style:text-properties fo:font-weight="normal" officeooo:rsid="00441bc9" officeooo:paragraph-rsid="00441bc9" style:font-weight-asian="normal" style:font-weight-complex="normal"/>
    </style:style>
    <style:style style:name="P50" style:family="paragraph" style:parent-style-name="Preformatted_20_Text">
      <style:paragraph-properties fo:margin-top="0cm" fo:margin-bottom="0cm" loext:contextual-spacing="false" fo:line-height="100%" fo:text-align="justify" style:justify-single-word="false" fo:break-before="page"/>
      <style:text-properties style:font-name="arial" fo:font-size="12pt" officeooo:rsid="001db27f" officeooo:paragraph-rsid="001db27f" style:font-size-asian="10.5pt" style:font-size-complex="12pt"/>
    </style:style>
    <style:style style:name="P51" style:family="paragraph" style:parent-style-name="Preformatted_20_Text">
      <style:paragraph-properties fo:margin-top="0cm" fo:margin-bottom="0.499cm" loext:contextual-spacing="false" fo:text-align="justify" style:justify-single-word="false"/>
      <style:text-properties style:font-name="Liberation Mono" fo:font-size="10pt" style:font-size-asian="10pt" style:font-size-complex="10pt"/>
    </style:style>
    <style:style style:name="T1" style:family="text">
      <style:text-properties officeooo:rsid="00032e70"/>
    </style:style>
    <style:style style:name="T2" style:family="text">
      <style:text-properties officeooo:rsid="001ad03d"/>
    </style:style>
    <style:style style:name="T3" style:family="text">
      <style:text-properties officeooo:rsid="00059e62"/>
    </style:style>
    <style:style style:name="T4" style:family="text">
      <style:text-properties officeooo:rsid="000a48ff"/>
    </style:style>
    <style:style style:name="T5" style:family="text">
      <style:text-properties fo:font-weight="bold" officeooo:rsid="000d9fe7" style:font-weight-asian="bold" style:font-weight-complex="bold"/>
    </style:style>
    <style:style style:name="T6" style:family="text">
      <style:text-properties fo:font-weight="bold" officeooo:rsid="0010c884" style:font-weight-asian="bold" style:font-weight-complex="bold"/>
    </style:style>
    <style:style style:name="T7" style:family="text">
      <style:text-properties officeooo:rsid="0010c447"/>
    </style:style>
    <style:style style:name="T8" style:family="text">
      <style:text-properties officeooo:rsid="0010c884"/>
    </style:style>
    <style:style style:name="T9" style:family="text">
      <style:text-properties officeooo:rsid="00127d3c"/>
    </style:style>
    <style:style style:name="T10" style:family="text">
      <style:text-properties officeooo:rsid="001bcb85"/>
    </style:style>
    <style:style style:name="T11" style:family="text">
      <style:text-properties style:font-name="Liberation Mono" fo:font-size="10pt" style:font-size-asian="10pt" style:font-size-complex="10pt"/>
    </style:style>
    <style:style style:name="T12" style:family="text">
      <style:text-properties officeooo:rsid="001ed6f8"/>
    </style:style>
    <style:style style:name="T13" style:family="text">
      <style:text-properties officeooo:rsid="00229d29"/>
    </style:style>
    <style:style style:name="T14" style:family="text">
      <style:text-properties officeooo:rsid="00244c0a"/>
    </style:style>
    <style:style style:name="T15" style:family="text">
      <style:text-properties style:font-name="arial" fo:font-size="12pt" fo:font-weight="normal" officeooo:rsid="0026371c" style:font-size-asian="10.5pt" style:font-weight-asian="normal" style:font-size-complex="12pt" style:font-weight-complex="normal"/>
    </style:style>
    <style:style style:name="T16" style:family="text">
      <style:text-properties style:font-name="arial" fo:font-size="12pt" fo:font-weight="normal" officeooo:rsid="00270116" style:font-size-asian="10.5pt" style:font-weight-asian="normal" style:font-size-complex="12pt" style:font-weight-complex="normal"/>
    </style:style>
    <style:style style:name="T17" style:family="text">
      <style:text-properties style:font-name="arial" fo:font-size="12pt" fo:font-weight="normal" officeooo:rsid="0027d635" style:font-size-asian="10.5pt" style:font-weight-asian="normal" style:font-size-complex="12pt" style:font-weight-complex="normal"/>
    </style:style>
    <style:style style:name="T18" style:family="text">
      <style:text-properties style:font-name="arial" fo:font-size="12pt" fo:font-weight="normal" officeooo:rsid="0029bf98" style:font-size-asian="10.5pt" style:font-weight-asian="normal" style:font-size-complex="12pt" style:font-weight-complex="normal"/>
    </style:style>
    <style:style style:name="T19" style:family="text">
      <style:text-properties style:font-name="arial" fo:font-size="12pt" fo:font-weight="normal" officeooo:rsid="002aed65" style:font-size-asian="10.5pt" style:font-weight-asian="normal" style:font-size-complex="12pt" style:font-weight-complex="normal"/>
    </style:style>
    <style:style style:name="T20" style:family="text">
      <style:text-properties style:font-name="arial" fo:font-size="12pt" fo:font-weight="normal" officeooo:rsid="002af4d2" style:font-size-asian="10.5pt" style:font-weight-asian="normal" style:font-size-complex="12pt" style:font-weight-complex="normal"/>
    </style:style>
    <style:style style:name="T21" style:family="text">
      <style:text-properties style:font-name="arial" fo:font-size="12pt" fo:language="pt" fo:country="PT" fo:font-weight="normal" officeooo:rsid="0027d635" style:font-size-asian="10.5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size="12pt" fo:language="en" fo:country="US" fo:font-weight="normal" style:font-size-asian="10.5pt" style:font-weight-asian="normal" style:font-size-complex="12pt" style:font-weight-complex="normal"/>
    </style:style>
    <style:style style:name="T24" style:family="text">
      <style:text-properties style:font-name="arial" fo:font-size="12pt" fo:language="en" fo:country="US" fo:font-weight="normal" officeooo:rsid="002af4d2" style:font-size-asian="10.5pt" style:font-weight-asian="normal" style:font-size-complex="12pt" style:font-weight-complex="normal"/>
    </style:style>
    <style:style style:name="T25" style:family="text">
      <style:text-properties style:font-name="arial" fo:font-size="12pt" fo:language="en" fo:country="US" fo:font-weight="normal" officeooo:rsid="00468251" style:font-size-asian="10.5pt" style:font-weight-asian="normal" style:font-size-complex="12pt" style:font-weight-complex="normal"/>
    </style:style>
    <style:style style:name="T26" style:family="text">
      <style:text-properties style:font-name="arial" fo:font-size="12pt" fo:language="en" fo:country="US" fo:font-weight="normal" officeooo:rsid="00481212" style:font-size-asian="10.5pt" style:font-weight-asian="normal" style:font-size-complex="12pt" style:font-weight-complex="normal"/>
    </style:style>
    <style:style style:name="T27" style:family="text">
      <style:text-properties style:font-name="arial" fo:font-size="12pt" fo:language="en" fo:country="US" style:font-size-asian="10.5pt" style:font-size-complex="12pt"/>
    </style:style>
    <style:style style:name="T28" style:family="text">
      <style:text-properties style:font-name="arial" fo:font-size="12pt" fo:language="en" fo:country="US" officeooo:rsid="002dc88a" style:font-size-asian="10.5pt" style:font-size-complex="12pt"/>
    </style:style>
    <style:style style:name="T29" style:family="text">
      <style:text-properties style:font-name="arial" fo:font-size="12pt" fo:language="en" fo:country="US" officeooo:rsid="002fcef9" style:font-size-asian="10.5pt" style:font-size-complex="12pt"/>
    </style:style>
    <style:style style:name="T30" style:family="text">
      <style:text-properties style:font-name="arial" fo:font-size="12pt" fo:language="en" fo:country="US" officeooo:rsid="0031a30d" style:font-size-asian="10.5pt" style:font-size-complex="12pt"/>
    </style:style>
    <style:style style:name="T31" style:family="text">
      <style:text-properties style:font-name="arial" fo:font-size="12pt" fo:language="en" fo:country="US" officeooo:rsid="003337c5" style:font-size-asian="10.5pt" style:font-size-complex="12pt"/>
    </style:style>
    <style:style style:name="T32" style:family="text">
      <style:text-properties style:font-name="arial" fo:font-size="12pt" fo:language="en" fo:country="US" officeooo:rsid="00353441" style:font-size-asian="10.5pt" style:font-size-complex="12pt"/>
    </style:style>
    <style:style style:name="T33" style:family="text">
      <style:text-properties style:font-name="arial" fo:font-size="12pt" fo:language="en" fo:country="US" officeooo:rsid="00365806" style:font-size-asian="10.5pt" style:font-size-complex="12pt"/>
    </style:style>
    <style:style style:name="T34" style:family="text">
      <style:text-properties style:font-name="arial" fo:font-size="12pt" fo:language="en" fo:country="US" officeooo:rsid="00377b2e" style:font-size-asian="10.5pt" style:font-size-complex="12pt"/>
    </style:style>
    <style:style style:name="T35" style:family="text">
      <style:text-properties style:font-name="arial" fo:font-size="12pt" fo:language="en" fo:country="US" officeooo:rsid="00390f77" style:font-size-asian="10.5pt" style:font-size-complex="12pt"/>
    </style:style>
    <style:style style:name="T36" style:family="text">
      <style:text-properties style:font-name="arial" fo:font-size="12pt" fo:language="en" fo:country="US" officeooo:rsid="003aac1c" style:font-size-asian="10.5pt" style:font-size-complex="12pt"/>
    </style:style>
    <style:style style:name="T37" style:family="text">
      <style:text-properties style:font-name="arial" fo:font-size="12pt" fo:language="en" fo:country="US" officeooo:rsid="003b2df2" style:font-size-asian="10.5pt" style:font-size-complex="12pt"/>
    </style:style>
    <style:style style:name="T38" style:family="text">
      <style:text-properties style:font-name="arial" fo:font-size="12pt" fo:language="en" fo:country="US" officeooo:rsid="003b9536" style:font-size-asian="10.5pt" style:font-size-complex="12pt"/>
    </style:style>
    <style:style style:name="T39" style:family="text">
      <style:text-properties style:font-name="arial" fo:font-size="12pt" fo:language="en" fo:country="US" officeooo:rsid="003beed0" style:font-size-asian="10.5pt" style:font-size-complex="12pt"/>
    </style:style>
    <style:style style:name="T40" style:family="text">
      <style:text-properties style:font-name="arial" fo:font-size="12pt" fo:language="en" fo:country="US" officeooo:rsid="003d9284" style:font-size-asian="10.5pt" style:font-size-complex="12pt"/>
    </style:style>
    <style:style style:name="T41" style:family="text">
      <style:text-properties style:font-name="arial" fo:font-size="12pt" fo:language="en" fo:country="US" officeooo:rsid="0040128d" style:font-size-asian="10.5pt" style:font-size-complex="12pt"/>
    </style:style>
    <style:style style:name="T42" style:family="text">
      <style:text-properties style:font-name="arial" fo:font-size="12pt" fo:language="en" fo:country="US" officeooo:rsid="004188df" style:font-size-asian="10.5pt" style:font-size-complex="12pt"/>
    </style:style>
    <style:style style:name="T43" style:family="text">
      <style:text-properties style:font-name="arial" fo:font-size="12pt" fo:language="en" fo:country="US" officeooo:rsid="0041f92a" style:font-size-asian="10.5pt" style:font-size-complex="12pt"/>
    </style:style>
    <style:style style:name="T44" style:family="text">
      <style:text-properties style:font-name="arial" fo:font-size="12pt" fo:language="en" fo:country="US" officeooo:rsid="00430727" style:font-size-asian="10.5pt" style:font-size-complex="12pt"/>
    </style:style>
    <style:style style:name="T45" style:family="text">
      <style:text-properties style:font-name="arial" fo:font-size="12pt" fo:language="en" fo:country="US" officeooo:rsid="0043f837" style:font-size-asian="10.5pt" style:font-size-complex="12pt"/>
    </style:style>
    <style:style style:name="T46" style:family="text">
      <style:text-properties style:font-name="arial" fo:font-size="12pt" fo:language="en" fo:country="US" officeooo:rsid="00441bc9" style:font-size-asian="10.5pt" style:font-size-complex="12pt"/>
    </style:style>
    <style:style style:name="T47" style:family="text">
      <style:text-properties style:font-name="arial" fo:font-size="12pt" fo:language="en" fo:country="US" officeooo:rsid="0045625d" style:font-size-asian="10.5pt" style:font-size-complex="12pt"/>
    </style:style>
    <style:style style:name="T48" style:family="text">
      <style:text-properties style:font-name="arial" fo:font-size="12pt" fo:language="en" fo:country="US" officeooo:rsid="00481212" style:font-size-asian="10.5pt" style:font-size-complex="12pt"/>
    </style:style>
    <style:style style:name="T49" style:family="text">
      <style:text-properties style:font-name="arial" fo:font-size="12pt" fo:language="en" fo:country="US" officeooo:rsid="0049148b" style:font-size-asian="10.5pt" style:font-size-complex="12pt"/>
    </style:style>
    <style:style style:name="T50" style:family="text">
      <style:text-properties style:font-name="arial" fo:font-size="12pt" fo:language="en" fo:country="US" fo:font-weight="bold" style:font-size-asian="10.5pt" style:font-weight-asian="bold" style:font-size-complex="12pt" style:font-weight-complex="bold"/>
    </style:style>
    <style:style style:name="T51" style:family="text">
      <style:text-properties style:font-name="arial" fo:font-size="12pt" fo:language="en" fo:country="US" fo:font-weight="bold" officeooo:rsid="002fa3f3" style:font-size-asian="10.5pt" style:font-weight-asian="bold" style:font-size-complex="12pt" style:font-weight-complex="bold"/>
    </style:style>
    <style:style style:name="T52" style:family="text">
      <style:text-properties style:font-name="arial" fo:font-size="12pt" fo:language="en" fo:country="US" fo:font-weight="bold" officeooo:rsid="003166b8" style:font-size-asian="10.5pt" style:font-weight-asian="bold" style:font-size-complex="12pt" style:font-weight-complex="bold"/>
    </style:style>
    <style:style style:name="T53" style:family="text">
      <style:text-properties officeooo:rsid="002aed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o Rio de Janeiro <text:span text:style-name="T2">(UFRJ)</text:span></text:p>
      <text:p text:style-name="P2">Processo Seletivo do Grupo de Resposta a Incidentes de Segurança (GRIS)</text:p>
      <text:p text:style-name="P1">Tag de <text:span text:style-name="T1">Web-Hacking</text:span></text:p>
      <text:p text:style-name="P1">Avaliador: <text:span text:style-name="T1">Breno Castilho</text:span></text:p>
      <text:p text:style-name="P1">Candidato: Felipe de Jesus</text:p>
      <text:p text:style-name="P1"/>
      <text:p text:style-name="P17">1) O que é o protocolo HTTP e como ele funciona?</text:p>
      <text:p text:style-name="P3"/>
      <text:p text:style-name="P4"><text:span text:style-name="T3">O HTTP (Hypertext <text:tab/>Transfer Protocol), em português HTTP(Protocolo de transferência de Hipertexto), é</text:span> <text:span text:style-name="T3">basicamente uma forma de conversar entre duas máquinas(cliente-servidor). É um protocolo que permite transferir Hipertexto entre computadores por meio da internet. Funciona através do modelo requisição-resposta entre cliente-servidor. O cliente no navegador, estabelece uma conexão com servidor e envia-lhe uma mensagem de requisição HTTP com uma URL e recebe o site em HTML e outros recursos do servidor como resposta.</text:span></text:p>
      <text:p text:style-name="P4"/>
      <text:p text:style-name="P18">2) <text:span text:style-name="T4">O que é um Response Code? Cite um exemplo de um programa que você pode fazer com ele?</text:span></text:p>
      <text:p text:style-name="P5"/>
      <text:p text:style-name="P6">Response Code é um código de resposta da requisição HTTP, serve para verificar os status dessa resposta e verificar se essa requisição foi concluida corretamente. Response codes são agrupados em cinco classes de respostas: informativas(100-199), sucesso(200-299), redirecionamentos(300-399), erros do cliente(400-499) e erros de servidor(500-599). <text:span text:style-name="T5">&lt;RESPONDER SEGUNDA PERGUNTA&gt;</text:span></text:p>
      <text:p text:style-name="P7"/>
      <text:p text:style-name="P19">3) <text:span text:style-name="T7">O que é um HEADER? Cite um uso INSEGURO desse cabeçalho.</text:span></text:p>
      <text:p text:style-name="P9"/>
      <text:p text:style-name="P8">HEADER é um cabeçalho HTTP, <text:span text:style-name="T8">p</text:span>ermitem que o cliente e o servidor passem informações adicionais com a solicitação ou resposta HTTP. O campo de cabeçalho fica localizado da segunda linha para baixo na requ<text:span text:style-name="T8">isição ou </text:span>respo<text:span text:style-name="T8">sta </text:span>HTTP. Podem ser classificados de acordo com seus contextos em <text:span text:style-name="T8">cabeçalhos genéricos (utilizados em request/response), de solicitação (contém mais informação sobre o recurso à ser pedido ou do próprio cliente), de resposta (informação adicional sobre a solicitação como a localização) e de entidade (informações sobre o conteúdo da entidade). Também podem ser classificados de acordo como são manipulados por proxies em End-to-end e Hop-by-hop. Alguns exemplos de headers são Host, User-Agent, Server, Connection, Server, Content-Type e Date. Por fim, um uso inseguro seria utilzando o cabeçalho </text:span><text:span text:style-name="T6">…</text:span></text:p>
      <text:p text:style-name="P8"/>
      <text:p text:style-name="P20">4) O que é um método HTTP? Explique o funcionamento do método POST, o funcionamento do método GET. Explique qual é considerado mais seguro e por que.</text:p>
      <text:p text:style-name="P20"/>
      <text:p text:style-name="P10">Um método HTTP é basicamente uma forma de indicar a ação a ser executada para um determinado recurso. <text:span text:style-name="T9">Ele determina o que o servidor deve fazer com a URL fornecida no momento da requisição de algum recurso. Os métodos HTTP por causa de sua semântica também podem ser chamados de verbos HTTP. Existem oito métodos HTTP, sendo eles GET, HEAD, POST, PUT, DELETE, CONNECT, OPTIONS, TRACE e PATCH, dentre estes os mais comuns em requisições HTTP são os métodos GET e POST. Para entender o funcionamento desses métodos, precisamos entender o funcionamento de uma requisição HTTP, na primeira linha da requisição temos três partes separadas por espaço: o método, o caminho do recurso a ser buscado no servidor e a versão do protocolo HTTP, e logo abaixo </text:span><text:soft-page-break/><text:span text:style-name="T9">nas próximas linhas temos os headers(informações adicionais para o servidor) opcionais. O servidor ao receber a solicitação, envia uma resposta que é semelhante ao código da requisição, na primeira linha temos a versão do protocolo HTTP, um código de status e uma palavra que descreve o código de status, além disso esta mensagem possui linhas de cabeçalho e um corpo da mensagem (opcional). É basicamente dessa forma que funcionam o request-response no protocolo HTTP. </text:span></text:p>
      <text:p text:style-name="P12"/>
      <text:p text:style-name="P16">O método GET serve para <text:span text:style-name="T10">solicitar a visualização</text:span> de algum recurso do servidor que pode ser, por exemplo, um arquivo html <text:span text:style-name="T10">representado por uma página no navegador</text:span>. Abaixo temos um exemplo da utilização do método GET:</text:p>
      <text:p text:style-name="P11"/>
      <text:p text:style-name="P14"><text:tab/>GET /index.html HTTP/1.1</text:p>
      <text:p text:style-name="P51"><text:tab/>Host: www.exemplo.com</text:p>
      <text:p text:style-name="P12">E logo em seguida o servidor envia uma resposta (seguida com o texto da página solicitada):</text:p>
      <text:p text:style-name="P12"/>
      <text:p text:style-name="P13"><text:tab/>HTTP/1.1 200 OK</text:p>
      <text:p text:style-name="P21"><text:tab/>Date: Mon, 23 May 2005 22:38:34 GMT</text:p>
      <text:p text:style-name="P21"><text:tab/>Server: Apache/1.3.27 (Unix) <text:s/>(Red-Hat/Linux)</text:p>
      <text:p text:style-name="P21"><text:tab/>Last-Modified: Wed, 08 Jan 2003 23:11:55 GMT</text:p>
      <text:p text:style-name="P21"><text:tab/>Etag: "3f80f-1b6-3e1cb03b"</text:p>
      <text:p text:style-name="P21"><text:tab/>Accept-Ranges: bytes</text:p>
      <text:p text:style-name="P21"><text:tab/>Content-Length: 438</text:p>
      <text:p text:style-name="P21"><text:tab/>Connection: close</text:p>
      <text:p text:style-name="P51"><text:tab/>Content-Type: text/html; charset=UTF-8</text:p>
      <text:p text:style-name="P15">O método POST por sua vez, serve para enviar dados para serem processado<text:span text:style-name="T10">s </text:span>por um<text:span text:style-name="T10">(</text:span>a<text:span text:style-name="T10">)</text:span> página/recurso especifico no servidor, por exemplo, enviar dados para um formulário HTTP. Abaixo, temos um exemplo da utilização deste método:</text:p>
      <text:p text:style-name="P22"><text:tab/>POST /index.html HTTP/1.0</text:p>
      <text:p text:style-name="P23"><text:tab/>Accept: text/html</text:p>
      <text:p text:style-name="P23"><text:tab/>If-modified-since: Sat, 29 Oct 1999 19:43:31 GMT</text:p>
      <text:p text:style-name="P23"><text:tab/>Content-Type: application/x-www-form-urlencoded</text:p>
      <text:p text:style-name="P23"><text:tab/>Content-Length: 41</text:p>
      <text:p text:style-name="P23"/>
      <text:p text:style-name="P22"><text:tab/>Nome=NomePessoa&amp;Idade=99&amp;Curso=Computacao</text:p>
      <text:p text:style-name="P22"/>
      <text:p text:style-name="P25">Em relação à segurança destes dois métodos, temos que o GET envia os dados no cabeçalho da requisição, por isso eles podem ser vistos na URL. Como exemplo, temos que ao tentar logar em uma aplicação web em desenvolvimento, obtemos o seguinte link:</text:p>
      <text:p text:style-name="P25"/>
      <text:p text:style-name="P25"><text:tab/><text:span text:style-name="T11">127.0.1.1:5000/logar?email=armando%40gmail.com&amp;senha=123456</text:span></text:p>
      <text:p text:style-name="P50">Nesse link, podemos perceber o e-mail (armando@gmail.com) e a senha(123456) do cliente ao tentar logar em algum recurso do servidor. Ja no método POST, os dados são enviados <text:span text:style-name="T12">no corpo da </text:span>requisição <text:span text:style-name="T12">HTTP, não aparecendo, portanto, no URL:</text:span></text:p>
      <text:p text:style-name="P25"/>
      <text:p text:style-name="P24"><text:tab/>127.0.1.1:5000/logar</text:p>
      <text:p text:style-name="P25"/>
      <text:p text:style-name="P26">Analisando esses dois métodos separadamente percebemos que o mais seguro é o POST, pois possibilita o envio dos dados de forma encapsulada na requisição HTTP, o que esconde as informações importantes na URL. </text:p>
      <text:p text:style-name="P26"/>
      <text:p text:style-name="P27">5) O que é cache e como ele funciona? Cite os principais HEADERS de Request e Response responsáveis pelo controle de Cache.</text:p>
      <text:p text:style-name="P27"/>
      <text:p text:style-name="P30">Cache é basicamente o armazenamento temporário <text:span text:style-name="T13">no disco </text:span>de dados de navegação <text:span text:style-name="T13">para uso futuro</text:span>, como por exemplo <text:span text:style-name="T13">cópias de </text:span>páginas <text:span text:style-name="T13">acessadas na</text:span> web. Sendo assim, podemos acessar <text:span text:style-name="T13">a mesma </text:span>página na Web com mais rapidez, pois suas informações já foram armazenadas em cache desde o último acesso. <text:span text:style-name="T14">Os principais headers de Request e Response para controle de Cache são: Expires, Cache-Control, Etag, Last-Modified, Content-Length e Vary.</text:span></text:p>
      <text:p text:style-name="P30"/>
      <text:p text:style-name="P28">6) O que é Cookie? Qual é o principal ataque relacionado a ele?</text:p>
      <text:p text:style-name="P28"/>
      <text:p text:style-name="P33"><text:span text:style-name="T15">Cookies são pequenos fragmentos ou pacotes </text:span><text:span text:style-name="T16">de dados </text:span><text:span text:style-name="T15">criados por sites visitados e que são salvos no computador do usuário. </text:span><text:span text:style-name="T16">Eles são reenviados ao site junto à requisição em um novo acesso futuro. São usados para manter informações sobre o usuário no site, como carrinho de compras, lista de produtos e preferências de navegação. Eles podem servir principalmente para gerenciamento de sessão, personalização(preferências, temas e outras configurações) </text:span><text:span text:style-name="T15"><text:s/></text:span><text:span text:style-name="T16">e rastreamento(análise de comportamento e análise do usuário). Como exemplo da utilização de cookies temos que </text:span><text:span text:style-name="T18">ao logar com nosso e-mail e senha no Facebook, sair e retornar para a página de login, ao clicar no campo e-mail, vemos que nosso e-mail foi salvo</text:span><text:span text:style-name="T16">. O principal ataque relacionado aos cookies é o </text:span><text:span text:style-name="T17">Session hijacking (Sequesto de Sessão)</text:span><text:span text:style-name="T21">.</text:span></text:p>
      <text:p text:style-name="P31"/>
      <text:p text:style-name="P29">7) <text:span text:style-name="T53">O que é OWASP-Top-Ten?</text:span></text:p>
      <text:p text:style-name="P32"/>
      <text:p text:style-name="P34"><text:span text:style-name="T19">O top 10 da OWASP (</text:span><text:span text:style-name="T22">Open Web Application Security Project</text:span><text:span text:style-name="T19">) representam os 10 riscos principais para o desenvolvimento de aplicações Web. É um documento padrão de conscientização sobre segurança dos aplicativos Web para os desenvolvedores. Os 10 </text:span><text:span text:style-name="T20">r</text:span><text:span text:style-name="T19">iscos principais de acordo com essa fundação são: “</text:span><text:span text:style-name="T24">Injection”, “Broken authentication”, “Sensitive Data exposure”, “XML External Entities (XXE)”, “Broken Access Control”, “Security Misconfiguration”, “Cross-Site Scripting XSS”, “Insecure Deserialization”, “Using components with Known Vulnerabilities” e “Insufficient logging and Monitoring”.</text:span></text:p>
      <text:p text:style-name="P34"><text:span text:style-name="T24"/></text:p>
      <text:p text:style-name="P36"><text:span text:style-name="T27">8) O que é Recon e por que ela é importante?</text:span></text:p>
      <text:p text:style-name="P36"><text:span text:style-name="T27"/></text:p>
      <text:p text:style-name="P39"><text:span text:style-name="T27">Recon é a fase de reconhecimento da aplicação Web. Esta fase fornecerá informações detalhadas sobre os recursos (páginas, arquivos, pastas, links, imagens, etc) que </text:span><text:span text:style-name="T28">compõem o programa</text:span><text:span text:style-name="T27">. </text:span><text:span text:style-name="T28">O Recon é muito importante para a fase exploração de falhas(exploitation), pois é com esses dados que iremos interagir na busca por vulnerabilidades, por isso é de extrema </text:span><text:soft-page-break/><text:span text:style-name="T28">importância descobrir todo e qualquer recurso que a aplicação interage. Além das informações citadas anteriormente, podemos coletar o endereço IP, a topologia da rede, os dispositivos na rede, as tecnologias em uso, versões dos pacotes, etc.</text:span></text:p>
      <text:p text:style-name="P39"><text:span text:style-name="T28"/></text:p>
      <text:p text:style-name="P37"><text:span text:style-name="T28">9</text:span><text:span text:style-name="T27">) Command Injection (SO-Injection)</text:span></text:p>
      <text:p text:style-name="P40"><text:span text:style-name="T27"><text:tab/></text:span></text:p>
      <text:p text:style-name="P40"><text:span text:style-name="T27"><text:tab/></text:span><text:span text:style-name="T50">a) O que é Command Injection?</text:span></text:p>
      <text:p text:style-name="P40"><text:span text:style-name="T27"><text:tab/></text:span></text:p>
      <text:p text:style-name="P40"><text:span text:style-name="T27"><text:tab/></text:span><text:span text:style-name="T29">Significa Injeção de Comando e é uma técnica utilizada para executar comandos em <text:tab/>um dispositivo com sistema operacional por meio de uma aplicação Web vulnerável.</text:span></text:p>
      <text:p text:style-name="P40"><text:span text:style-name="T27"><text:tab/></text:span></text:p>
      <text:p text:style-name="P40"><text:span text:style-name="T27"><text:tab/></text:span><text:span text:style-name="T50">b) Mostre um exemplo de Command Injection (PoC da exploração)</text:span></text:p>
      <text:p text:style-name="P40"><text:span text:style-name="T27"/></text:p>
      <text:p text:style-name="P38"><text:span text:style-name="T27">10) SQL INJECTION</text:span></text:p>
      <text:p text:style-name="P41"><text:span text:style-name="T27"><text:tab/></text:span></text:p>
      <text:p text:style-name="P41"><text:span text:style-name="T27"><text:tab/></text:span><text:span text:style-name="T50">a) O que é SQL injection?</text:span></text:p>
      <text:p text:style-name="P41"><text:span text:style-name="T27"><text:tab/></text:span></text:p>
      <text:p text:style-name="P41"><text:span text:style-name="T27"><text:tab/>É </text:span><text:span text:style-name="T30">a injeção de código SQL em formulários de sites que intaragem com procedimentos <text:tab/>SQL. Estes comandos inseridos alteram o SQL existente que deveria executar uma <text:tab/>instrução pré-definida, de forma que execute um novo comando. Essa alteração <text:tab/>compromete a segurança do sistema, pois pode expor dados escondidos, <text:tab/>sobrescrever dados valiosos e existentes e rodar comandos de sistema perigosos no <text:tab/>servidor.</text:span></text:p>
      <text:p text:style-name="P41"><text:span text:style-name="T27"><text:tab/><text:tab/></text:span></text:p>
      <text:p text:style-name="P41"><text:span text:style-name="T27"><text:tab/></text:span><text:span text:style-name="T50">b) O que é Union Based Attack?</text:span></text:p>
      <text:p text:style-name="P41"><text:span text:style-name="T27"><text:tab/></text:span></text:p>
      <text:p text:style-name="P41"><text:span text:style-name="T27"><text:tab/></text:span><text:span text:style-name="T31">É um ataque que permite ao invasor extrair informações de outras tabelas do banco <text:tab/>de dados através do operador UNION. Este operador só pode ser usado se consultas <text:tab/>originais/novas serem da mesma estrutura em relação ao número e tipo de dados das <text:tab/>colunsa.</text:span></text:p>
      <text:p text:style-name="P41"><text:span text:style-name="T31"/></text:p>
      <text:p text:style-name="P41"><text:span text:style-name="T27"><text:tab/></text:span><text:span text:style-name="T50">c) O que é Blind-SQL-I?</text:span></text:p>
      <text:p text:style-name="P41"><text:span text:style-name="T27"><text:tab/></text:span></text:p>
      <text:p text:style-name="P41"><text:span text:style-name="T27"><text:tab/></text:span><text:span text:style-name="T32">São utilizados quando os ataques por meio de SQL Injection normais retornam <text:tab/>mensagens de erros. O Blind SQL Injection não retorna nada, com isso precisamos <text:tab/>interpretar valores de lógica booleana para que este tipo de ataque funcione.</text:span></text:p>
      <text:p text:style-name="P41"><text:span text:style-name="T27"/></text:p>
      <text:p text:style-name="P41"><text:span text:style-name="T27"><text:tab/></text:span><text:span text:style-name="T50">d) Mostre um exemplo de Blind SQL-Injection (PoC </text:span><text:span text:style-name="T51">da exploração)</text:span></text:p>
      <text:p text:style-name="P41"><text:span text:style-name="T51"/></text:p>
      <text:p text:style-name="P41"><text:span text:style-name="T51">1</text:span><text:span text:style-name="T50">1) XSS</text:span></text:p>
      <text:p text:style-name="P41"><text:span text:style-name="T50"><text:tab/></text:span></text:p>
      <text:p text:style-name="P41"><text:span text:style-name="T50"><text:tab/>a) O que é XSS?</text:span></text:p>
      <text:p text:style-name="P45"><text:span text:style-name="T50"><text:tab/></text:span></text:p>
      <text:p text:style-name="P45"><text:span text:style-name="T33"><text:tab/>Cross-site scripting(XSS) é uma vulnerabilidade, normalmente encontrada em <text:tab/>aplicações Web, em que os atacantes </text:span><text:span text:style-name="T34">injetam códigos/scripts </text:span><text:span text:style-name="T35">com intenções <text:s/><text:tab/>maliciosas em </text:span><text:span text:style-name="T34">sites </text:span><text:span text:style-name="T37">com </text:span><text:span text:style-name="T34">falhas de programação. </text:span><text:span text:style-name="T35">Os <text:tab/>códigos/scripts geralmente são <text:tab/>feitos e</text:span><text:span text:style-name="T37">m </text:span><text:span text:style-name="T35">JavaScript.</text:span></text:p>
      <text:p text:style-name="P42"><text:span text:style-name="T50"><text:tab/></text:span></text:p>
      <text:p text:style-name="P43"><text:span text:style-name="T50"><text:tab/></text:span></text:p>
      <text:p text:style-name="P43"><text:soft-page-break/><text:span text:style-name="T50"/></text:p>
      <text:p text:style-name="P43"><text:span text:style-name="T50"><text:tab/>b) Quais são os tipos de XSS? Explique-os.</text:span></text:p>
      <text:p text:style-name="P41"><text:span text:style-name="T50"><text:tab/></text:span></text:p>
      <text:p text:style-name="P44"><text:span text:style-name="T50"><text:tab/></text:span><text:span text:style-name="T36">Podem ser divididos em três tipos: stored, reflected e dom-xss. </text:span></text:p>
      <text:p text:style-name="P46"><text:span text:style-name="T36"><text:tab/></text:span></text:p>
      <text:p text:style-name="P46"><text:span text:style-name="T36"><text:tab/>Ataques xss stored</text:span><text:span text:style-name="T39">(permanente) </text:span><text:span text:style-name="T36">são aqueles em que o script é injetado e fic</text:span><text:span text:style-name="T39">a</text:span></text:p>
      <text:p text:style-name="P46"><text:span text:style-name="T39"><text:tab/></text:span><text:span text:style-name="T36">permanentemente <text:tab/>armazenado no servidor de destino, como por exemplo, em um</text:span></text:p>
      <text:p text:style-name="P46"><text:span text:style-name="T36"><text:tab/>banco de dados fórum de mensagens, campo de comentários, etc. </text:span><text:span text:style-name="T38">Eles são </text:span></text:p>
      <text:p text:style-name="P46"><text:span text:style-name="T38"><text:tab/>exibidos em páginas “normais” e <text:tab/>por estarem escondidos na página, acabam</text:span></text:p>
      <text:p text:style-name="P46"><text:span text:style-name="T38"><text:tab/>roubando informações dos usuários.</text:span></text:p>
      <text:p text:style-name="P44"><text:span text:style-name="T50"><text:tab/></text:span></text:p>
      <text:p text:style-name="P46"><text:span text:style-name="T50"><text:tab/></text:span><text:span text:style-name="T36">Ataques xss reflected </text:span><text:span text:style-name="T39">(não permanentes) </text:span><text:span text:style-name="T36">são aqueles em que o script injetado é <text:tab/>refletido no servidor da web, como em uma mensagem de erro. Ataques desse tipo</text:span></text:p>
      <text:p text:style-name="P46"><text:span text:style-name="T36"><text:tab/>são entregues as vitimas <text:tab/></text:span><text:span text:style-name="T39">por meio de engenharia social, por exemplo uma <text:tab/>mensagem de erro ou um resultado de busca. Uma forma comum é um link<text:tab/>distribuido por esquemas de pishing. O usuário ao clicar no link ativa o servidor e o <text:tab/>script é refletido e executado no <text:tab/>navegador da vitima.</text:span></text:p>
      <text:p text:style-name="P44"><text:span text:style-name="T50"><text:tab/></text:span></text:p>
      <text:p text:style-name="P44"><text:span text:style-name="T50"><text:tab/></text:span><text:span text:style-name="T39">Ataques dom-xss exploram o Document Object Model (DOM), interface para a leitura <text:tab/>de HTML e XML no navegador. O script altera as propriedades </text:span><text:span text:style-name="T40">destes tipos de <text:tab/>extensões, o que pode implicar em roubo de informações confidenciais em um cookie, <text:tab/>ataques de pishing e diversas outras ações danosas à segurança do usuario.</text:span></text:p>
      <text:p text:style-name="P44"><text:span text:style-name="T40"/></text:p>
      <text:p text:style-name="P41"><text:span text:style-name="T50"><text:tab/>c) Mostre um exemplo de um XSS Stored (PoC </text:span><text:span text:style-name="T51">da exploração</text:span><text:span text:style-name="T50">)</text:span></text:p>
      <text:p text:style-name="P41"><text:span text:style-name="T50"><text:tab/></text:span></text:p>
      <text:p text:style-name="P41"><text:span text:style-name="T50"><text:tab/>d) <text:s/>Mostre um exemplo de um DOM-XSS (PoC </text:span><text:span text:style-name="T51">da exploração</text:span><text:span text:style-name="T50">)</text:span></text:p>
      <text:p text:style-name="P41"><text:span text:style-name="T50"/></text:p>
      <text:p text:style-name="P41"><text:span text:style-name="T50">12) LFI, RFI e Path Traversal</text:span></text:p>
      <text:p text:style-name="P41"><text:span text:style-name="T50"><text:tab/></text:span></text:p>
      <text:p text:style-name="P41"><text:span text:style-name="T50"><text:tab/>a) O que é LFI?</text:span></text:p>
      <text:p text:style-name="P41"><text:span text:style-name="T50"><text:tab/></text:span></text:p>
      <text:p text:style-name="P47"><text:span text:style-name="T50"><text:tab/></text:span><text:span text:style-name="T41">Local File Inclusion(LFI) é </text:span><text:span text:style-name="T42">o processo de inclusão de arquivos locais no servidor em <text:tab/>aplicações Web, através do processo de exploração de meios de inclusão vulneráveis. <text:tab/>Essa falha ocorre, quando por meio do método GET na URL, inserimos um caminho <text:tab/>para um arquivo no servidor, porém esse caminho não é avaliado corretamente pela <text:tab/>aplicação Web. Dessa forma, LFI é perigoso, pois arquivos do sistema podem ser <text:tab/>acessados e abre brechas para a execução de código no servidor e ataques do tipo <text:tab/>XSS, por exemplo.</text:span></text:p>
      <text:p text:style-name="P41"><text:span text:style-name="T50"><text:tab/></text:span></text:p>
      <text:p text:style-name="P41"><text:span text:style-name="T50"><text:tab/>b) <text:s/>O que é RFI?</text:span></text:p>
      <text:p text:style-name="P41"><text:span text:style-name="T50"><text:tab/></text:span></text:p>
      <text:p text:style-name="P48"><text:span text:style-name="T50"><text:tab/></text:span><text:span text:style-name="T43">Remote File Inclusion(RFI) é bem semelhante ao LFI, porém arquivos remotos podem <text:tab/>ser acessados pela GET na URL, sendo assim, estes arquivos podem ser injetados no <text:tab/>servidor. O que deixa o servidor vulnerável à ataques do tipo XSS e por execução de</text:span></text:p>
      <text:p text:style-name="P48"><text:span text:style-name="T43"><text:tab/>códigos remotos mal intencionados.</text:span></text:p>
      <text:p text:style-name="P41"><text:span text:style-name="T50"/></text:p>
      <text:p text:style-name="P41"><text:span text:style-name="T50"><text:tab/>c) O que é Path Traversal?</text:span></text:p>
      <text:p text:style-name="P41"><text:span text:style-name="T50"><text:tab/></text:span></text:p>
      <text:p text:style-name="P48"><text:span text:style-name="T50"><text:tab/></text:span><text:span text:style-name="T44">Utilizado para obter acesso não autorizado a arquivos e diretórios no servidor. </text:span><text:span text:style-name="T45">Esse </text:span><text:soft-page-break/><text:span text:style-name="T45"><text:tab/>ataque é resultado da falta de validações de entrada de usuário na aplicação web. <text:tab/>Path Traversal podem ataques que exploram falhas no servidor web e ataques que <text:tab/>exploram vulnerabilidades no código da aplicação. A URL mostra um arquivo <text:tab/>especifico do servidor na aplicação web, com isso e mexendo na rerquisiçao GET da <text:tab/>mesma forma que no LFI, podemos encontrar algum arquivo especifico no servidor, <text:tab/>como por exemplo o arquivo “passwd” localizado na pasta “/etc”. Para encontrar <text:tab/></text:span><text:span text:style-name="T46">encontrar esta pasta podemos usar ../, então como exemplo podemos ter um site, <text:tab/></text:span><text:a xlink:type="simple" xlink:href="http://www.exemplo.com/" text:style-name="Internet_20_link" text:visited-style-name="Visited_20_Internet_20_Link">www.exemplo.com</text:a><text:span text:style-name="T46"> que mostra o arquivo exemplo1.php e supondo que este arquivo <text:tab/>pode acessar o sistema inteiro, temos a seguinte requisição HTTP para acessar o <text:tab/>arquivo “passwd”:</text:span></text:p>
      <text:p text:style-name="P48"><text:span text:style-name="T46"/></text:p>
      <text:p text:style-name="P49"><text:span text:style-name="T27"><text:tab/>GET </text:span><text:a xlink:type="simple" xlink:href="http://www.exemplo.com/exemplo1.php?file=../../../../../etc/passwd" text:style-name="Internet_20_link" text:visited-style-name="Visited_20_Internet_20_Link">http://www.exemplo.com/exemplo1.php?file=../../../../../etc/passwd</text:a><text:span text:style-name="T27"> HTTP/1.1</text:span></text:p>
      <text:p text:style-name="P49"><text:span text:style-name="T27"/></text:p>
      <text:p text:style-name="P49"><text:span text:style-name="T27"><text:tab/>Sendo assim, conseguimos acessar o arquivo “passwd” com esse ataque. Dessa <text:tab/>forma exploramos uma falha e conseguimos exibir o conteudo de um arquivo não <text:tab/>autorizado do servidor web. É basicamente dessa forma que funciona esse ataque.</text:span></text:p>
      <text:p text:style-name="P48"><text:span text:style-name="T45"/></text:p>
      <text:p text:style-name="P41"><text:span text:style-name="T50"><text:tab/>d) Como aliar Path Traversal e LFI</text:span></text:p>
      <text:p text:style-name="P41"><text:span text:style-name="T50"><text:tab/></text:span></text:p>
      <text:p text:style-name="P41"><text:span text:style-name="T50"><text:tab/></text:span><text:span text:style-name="T47">LFI serve para acessar arquivos no servidor através da URL, pois não possui uma boa <text:tab/>implementação para avaliar a URL. Path Traversal funciona basicamente da mesma <text:tab/>forma que LFI, porém para encontrar o arquivo que queremos acessar temos que usar <text:tab/>../ até chegar no diretório do arquivo necessário. Com ../ e acesso de arquivos no <text:tab/>servidor web através de uma vulnerabilidade conhecida, temos a união de LFI e Path <text:tab/>Traversal.</text:span><text:span text:style-name="T50"><text:tab/></text:span></text:p>
      <text:p text:style-name="P41"><text:span text:style-name="T50"><text:tab/></text:span></text:p>
      <text:p text:style-name="P41"><text:span text:style-name="T50"><text:tab/>e) Mostre um exemplo de LFI utilizando a contaminação de LOGS (PoC </text:span><text:span text:style-name="T51">da exploração</text:span><text:span text:style-name="T50">)</text:span></text:p>
      <text:p text:style-name="P41"><text:span text:style-name="T50"/></text:p>
      <text:p text:style-name="P41"><text:span text:style-name="T50">13) CSRF e SSRF</text:span></text:p>
      <text:p text:style-name="P41"><text:span text:style-name="T50"><text:tab/></text:span></text:p>
      <text:p text:style-name="P41"><text:span text:style-name="T50"><text:tab/>a) O que e CSRF?</text:span></text:p>
      <text:p text:style-name="P41"><text:span text:style-name="T50"><text:tab/></text:span></text:p>
      <text:p text:style-name="P35"><text:span text:style-name="T52"><text:tab/></text:span><text:span text:style-name="T23">O </text:span><text:span text:style-name="T25">C</text:span><text:span text:style-name="T23">ross-</text:span><text:span text:style-name="T25">S</text:span><text:span text:style-name="T23">ite </text:span><text:span text:style-name="T25">R</text:span><text:span text:style-name="T23">equest </text:span><text:span text:style-name="T25">F</text:span><text:span text:style-name="T23">orgery</text:span><text:span text:style-name="T25">(CSRF), em português falsificação de solicitação entre <text:tab/>sites, é um tipo de exploit malicioso de um website, em que o atacante explora a <text:tab/>confiança do navegador no usuário executando comandos não permitidos na <text:tab/>aplicação sem consentimento do usuário. Esse ataque funciona através da inclusão de <text:tab/>scripts ou links em páginas web.</text:span></text:p>
      <text:p text:style-name="P41"><text:span text:style-name="T50"/></text:p>
      <text:p text:style-name="P41"><text:span text:style-name="T50"><text:tab/>b) Mostre um exemplo de CSRF (PoC da exploração)</text:span></text:p>
      <text:p text:style-name="P41"><text:span text:style-name="T50"><text:tab/></text:span></text:p>
      <text:p text:style-name="P41"><text:span text:style-name="T50"><text:tab/>c) O que e SSRF?</text:span></text:p>
      <text:p text:style-name="P41"><text:span text:style-name="T50"><text:tab/></text:span></text:p>
      <text:p text:style-name="P35"><text:span text:style-name="T52"><text:tab/></text:span><text:span text:style-name="T26">A Falsificação de Solicitação do lado do Servidor(SSRF) é </text:span><text:span text:style-name="T48">uma vulnerabilidade na <text:tab/>qual um atacante força um servidor a executar solicitações em seu nome</text:span><text:span text:style-name="T26">.</text:span></text:p>
      <text:p text:style-name="P41"><text:span text:style-name="T50"><text:tab/></text:span></text:p>
      <text:p text:style-name="P41"><text:span text:style-name="T50"><text:tab/>d) Mostre um exemplo de SSRF (PoC da exploração)</text:span></text:p>
      <text:p text:style-name="P41"><text:span text:style-name="T50"><text:tab/></text:span></text:p>
      <text:p text:style-name="P41"><text:span text:style-name="T50"><text:tab/></text:span></text:p>
      <text:p text:style-name="P41"><text:soft-page-break/><text:span text:style-name="T50"><text:tab/>e) Como evitar ataques de CSRF?</text:span></text:p>
      <text:p text:style-name="P41"><text:span text:style-name="T50"/></text:p>
      <text:p text:style-name="P41"><text:span text:style-name="T50"><text:tab/></text:span><text:span text:style-name="T48">Algumas dicas para prevenção de ataques CSRF são: Não usar versões modificadas <text:tab/><text:tab/>de navegadores sem conhecimento da fonte e objetivo; fazer logout de contas e <text:tab/>aplicações; evitar uso da opção “lembrar meus dados” e evitar clicar em links não <text:tab/>confiaveis. </text:span><text:span text:style-name="T49">E para as aplicações, temos que limitar o tempo de vida de cookies de <text:tab/>sessão; verificar cabeçalho HTTP Referer de requisições e exigir que o cliente forneça <text:tab/>dados de autenticação na solicitação HTTP mesmo se utilizado para realizar qualquer <text:tab/>operação com implicações de seguranç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8T06:15:21.877646248</dc:date>
    <meta:editing-duration>PT1H17M45S</meta:editing-duration>
    <meta:editing-cycles>10</meta:editing-cycles>
    <meta:generator>LibreOffice/6.2.8.2$Linux_X86_64 LibreOffice_project/20$Build-2</meta:generator>
    <meta:document-statistic meta:table-count="0" meta:image-count="0" meta:object-count="0" meta:page-count="7" meta:paragraph-count="126" meta:word-count="2290" meta:character-count="14725" meta:non-whitespace-character-count="12362"/>
  </office:meta>
</office:document-meta>
</file>